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armonious">
      <style:graphic-properties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8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7.94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start">
        <style:tab-stops/>
      </style:paragraph-properties>
      <style:text-properties fo:font-size="7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6pt" style:font-size-asian="36pt" style:font-size-complex="36pt"/>
    </style:style>
    <style:style style:name="P5" style:family="paragraph">
      <style:text-properties fo:font-size="72pt"/>
    </style:style>
    <style:style style:name="P6" style:family="paragraph">
      <style:text-properties fo:font-size="20pt"/>
    </style:style>
    <style:style style:name="T1" style:family="text">
      <style:text-properties fo:font-size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1.461cm" svg:height="8.255cm" svg:x="2.034cm" svg:y="3.175cm" presentation:class="subtitle" presentation:user-transformed="true">
          <draw:text-box>
            <text:p text:style-name="P1"><text:span text:style-name="T1">(with-clojure</text:span></text:p>
            <text:p text:style-name="P1"><text:span text:style-name="T1"><text:s text:c="4"/></text:span><text:span text:style-name="T1">(load-test))</text:span></text:p>
          </draw:text-box>
        </draw:frame>
        <draw:frame draw:style-name="gr1" draw:text-style-name="P4" draw:layer="layout" svg:width="17.145cm" svg:height="5.347cm" svg:x="8.89cm" svg:y="14.605cm">
          <draw:text-box>
            <text:p text:style-name="P3"><text:span text:style-name="T2">;; andy kriger</text:span></text:p>
            <text:p text:style-name="P3"><text:span text:style-name="T2">;; jun group <text:s/></text:span></text:p>
            <text:p text:style-name="P3"><text:span text:style-name="T2">;; nyc <text:s text:c="7"/></text:span></text:p>
            <text:p text:style-name="P3"><text:span text:style-name="T2"/>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Preliminary</text:p>
              <text:p>tail agent log</text:p>
              <text:p>start math server</text:p>
              <text:p>emacs with math fileset</text:p>
              <text:p>chats off</text:p>
              <text:p/>
              <text:p>Jun Group</text:p>
              <text:p>Selenium</text:p>
              <text:p>JMeter replacement</text:p>
              <text:p>Grinder</text:p>
            </draw:text-box>
          </draw:frame>
        </presentation:notes>
      </draw:page>
      <draw:page draw:name="page2" draw:style-name="dp1" draw:master-page-name="Default" presentation:presentation-page-layout-name="AL1T32" xml:id="id2" draw:id="id2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simple</text:span></text:p>
            <text:p><text:span text:style-name="T1">arithmetic</text:span>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3">requests to the math server in a browser</text:span></text:p>
              <text:p><text:span text:style-name="T3">math server code</text:span></text:p>
              <text:p><text:span text:style-name="T3">math server testing</text:span></text:p>
              <text:p><text:span text:style-name="T3">http_stats – intro the grinder</text:span></text:p>
            </draw:text-box>
          </draw:frame>
        </presentation:notes>
      </draw:page>
      <draw:page draw:name="page3" draw:style-name="dp1" draw:master-page-name="Default" presentation:presentation-page-layout-name="AL1T32" xml:id="id3" draw:id="id3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 text:style-name="P5"><text:span text:style-name="T1">¿ what is </text:span></text:p>
            <text:p text:style-name="P5"><text:span text:style-name="T1">the grinder ?</text:span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6"><text:span text:style-name="T3">FAQ: “The Grinder is a programmer's load tester”</text:span></text:p>
              <text:p text:style-name="P6"><text:span text:style-name="T3">console &amp; agents</text:span></text:p>
              <text:p text:style-name="P6"><text:span text:style-name="T3">properties files</text:span></text:p>
              <text:p text:style-name="P6"><text:span text:style-name="T3">test scripts</text:span></text:p>
            </draw:text-box>
          </draw:frame>
        </presentation:notes>
      </draw:page>
      <draw:page draw:name="page4" draw:style-name="dp1" draw:master-page-name="Default" presentation:presentation-page-layout-name="AL1T32" xml:id="id4" draw:id="id4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saying</text:span></text:p>
            <text:p><text:span text:style-name="T1">hello</text:span>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showing log output</text:span></text:p>
              <text:p><text:span text:style-name="T3"/></text:p>
              <text:p><text:span text:style-name="T3">template</text:span></text:p>
              <text:p><text:span text:style-name="T3">hello</text:span></text:p>
              <text:p><text:span text:style-name="T3">hello_test</text:span></text:p>
            </draw:text-box>
          </draw:frame>
        </presentation:notes>
      </draw:page>
      <draw:page draw:name="page5" draw:style-name="dp1" draw:master-page-name="Default" presentation:presentation-page-layout-name="AL1T32" xml:id="id5" draw:id="id5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making</text:span></text:p>
            <text:p><text:span text:style-name="T1">requests</text:span></text:p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http</text:span></text:p>
              <text:p><text:span text:style-name="T3">http_test</text:span></text:p>
              <text:p><text:span text:style-name="T3">http_instrumented</text:span></text:p>
              <text:p><text:span text:style-name="T3">http_stats</text:span></text:p>
            </draw:text-box>
          </draw:frame>
        </presentation:notes>
      </draw:page>
      <draw:page draw:name="page6" draw:style-name="dp1" draw:master-page-name="Default" presentation:presentation-page-layout-name="AL1T32" xml:id="id6" draw:id="id6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relax,</text:span></text:p>
            <text:p><text:span text:style-name="T1">rebind</text:span></text:p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http_binding</text:span></text:p>
              <text:p><text:span text:style-name="T3"/></text:p>
              <text:p><text:span text:style-name="T3">dynamic wrapper for clj-http/get</text:span></text:p>
              <text:p><text:span text:style-name="T3">matching arity + response handling</text:span></text:p>
              <text:p><text:span text:style-name="T3">reporting test errors as grinder errors</text:span></text:p>
            </draw:text-box>
          </draw:frame>
        </presentation:notes>
      </draw:page>
      <draw:page draw:name="page7" draw:style-name="dp1" draw:master-page-name="Default" presentation:presentation-page-layout-name="AL1T32" xml:id="id7" draw:id="id7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one for you,</text:span></text:p>
            <text:p><text:span text:style-name="T1">one for you...</text:span></text:p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32" xml:id="id8" draw:id="id8">
        <office:forms form:automatic-focus="false" form:apply-design-mode="false"/>
        <draw:frame presentation:style-name="pr3" draw:layer="layout" svg:width="25.191cm" svg:height="17.94cm" svg:x="1.399cm" svg:y="0.837cm" presentation:class="subtitle" presentation:user-transformed="true">
          <draw:text-box>
            <text:p>links</text:p>
            <text:p/>
            <text:p><text:a xlink:href="http://grinder.sourceforge.net/">http://grinder.sourceforge.net/</text:a></text:p>
            <text:p/>
            <text:p>pallet</text:p>
            <text:p/>
            <text:p>avout?</text:p>
            <text:p/>
            <text:p>git source control</text:p>
            <text:p/>
            <text:p/>
          </draw:text-box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armonious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fce6c9" fo:font-family="monofur" style:font-style-name="Regular" style:font-pitch="fixed" fo:font-size="96pt"/>
    </style:style>
    <style:style style:name="Default-background" style:family="presentation">
      <style:graphic-properties draw:stroke="none" draw:fill="solid" draw:fill-color="#7c633f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ce6c9" style:text-outline="false" style:text-line-through-style="none" fo:font-family="monofur" style:font-style-name="Regular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ce6c9" style:text-outline="false" style:text-line-through-style="none" fo:font-family="monofur" style:font-style-name="Bold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e6c9" style:text-outline="false" style:text-line-through-style="none" fo:font-family="monofur" style:font-style-name="Regular" style:font-pitch="fixed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7c633f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y kriger</meta:initial-creator>
    <meta:creation-date>2012-01-28T13:58:54</meta:creation-date>
    <meta:editing-duration>PT19H18M33S</meta:editing-duration>
    <meta:editing-cycles>25</meta:editing-cycles>
    <dc:date>2012-02-22T20:12:10</dc:date>
    <dc:creator>andy </dc:creator>
    <meta:generator>LibreOffice/3.3$Linux LibreOffice_project/330m19$Build-401</meta:generator>
    <meta:document-statistic meta:object-count="46"/>
  </office:meta>
</office:document-meta>
</file>